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81aca6"/>
    </style:style>
    <style:style style:name="ce12" style:family="table-cell" style:parent-style-name="Default">
      <style:table-cell-properties fo:background-color="#ea7500"/>
    </style:style>
    <style:style style:name="ce13" style:family="table-cell" style:parent-style-name="Default">
      <style:table-cell-properties fo:background-color="#8e86ae"/>
    </style:style>
    <style:style style:name="ce14" style:family="table-cell" style:parent-style-name="Default">
      <style:table-cell-properties fo:background-color="#ff3838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Mario Badallo Jiménez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Ejercicio 7 Tema 2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loque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a) Bloque 1 :20,13,7,1,21</text:p>
          </table:table-cell>
          <table:table-cell table:style-name="ce10"/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b) Bloque 2 :11,12,19,16,2,3,8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) Bloque 3: 4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Bloque 4: 5,6,10</text:p>
          </table:table-cell>
          <table:table-cell table:style-name="ce13"/>
          <table:table-cell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d) Quedan libres: 9,14,15,17,18</text:p>
          </table:table-cell>
          <table:table-cell table:style-name="ce14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0:13:18.924000000</meta:creation-date>
    <dc:date>2020-11-23T10:26:54.649000000</dc:date>
    <meta:editing-duration>PT13M32S</meta:editing-duration>
    <meta:editing-cycles>6</meta:editing-cycles>
    <meta:generator>LibreOffice/7.0.0.3$Windows_X86_64 LibreOffice_project/8061b3e9204bef6b321a21033174034a5e2ea88e</meta:generator>
    <meta:document-statistic meta:table-count="1" meta:cell-count="46" meta:object-count="0"/>
  </office:meta>
</office:document-meta>
</file>